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ate">
      <style:paragraph-properties fo:text-align="center" style:justify-single-word="false"/>
    </style:style>
    <style:style style:name="P3"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4" style:family="paragraph" style:parent-style-name="Text_20_Body_20_Indent">
      <style:paragraph-properties fo:margin-left="0.5in" fo:margin-right="0in" fo:text-indent="0in" style:auto-text-indent="false"/>
    </style:style>
    <style:style style:name="P5" style:family="paragraph" style:parent-style-name="Text_20_Body_20_Indent">
      <style:paragraph-properties fo:margin-left="0.5in" fo:margin-right="0in" fo:text-indent="0in" style:auto-text-indent="false"/>
      <style:text-properties fo:color="#b22200" style:font-name="Courier New2" fo:font-size="10pt" style:font-name-asian="Courier New2" style:font-size-asian="10pt" style:font-name-complex="Courier New2" style:font-size-complex="10pt"/>
    </style:style>
    <style:style style:name="P6" style:family="paragraph" style:parent-style-name="Default_20_Text">
      <style:paragraph-properties fo:margin-left="0.5in" fo:margin-right="0in" fo:text-indent="0in" style:auto-text-indent="false"/>
    </style:style>
    <style:style style:name="P7" style:family="paragraph" style:parent-style-name="Default_20_Text">
      <style:paragraph-properties fo:margin-left="0.5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P9" style:family="paragraph" style:parent-style-name="Text_20_Body_20_Indent">
      <style:paragraph-properties fo:margin-left="1in" fo:margin-right="0in" fo:text-indent="0in" style:auto-text-indent="false"/>
    </style:style>
    <style:style style:name="P10" style:family="paragraph" style:parent-style-name="Default_20_Text">
      <style:paragraph-properties fo:margin-left="0in" fo:margin-right="0in" fo:text-indent="0in" style:auto-text-indent="false"/>
    </style:style>
    <style:style style:name="P11" style:family="paragraph" style:parent-style-name="Text_20_Body_20_Single">
      <style:paragraph-properties fo:margin-left="0in" fo:margin-right="0in" fo:text-indent="0in" style:auto-text-indent="false"/>
    </style:style>
    <style:style style:name="P12" style:family="paragraph" style:parent-style-name="Heading_20_2">
      <style:paragraph-properties fo:margin-left="0in" fo:margin-right="0in" fo:text-indent="0in" style:auto-text-indent="false"/>
    </style:style>
    <style:style style:name="P13" style:family="paragraph" style:parent-style-name="Text_20_Body_20_Indent">
      <style:paragraph-properties fo:margin-left="0in" fo:margin-right="0in" fo:text-indent="0in" style:auto-text-indent="false"/>
    </style:style>
    <style:style style:name="P14" style:family="paragraph" style:parent-style-name="Text_20_Body_20_Indent">
      <style:paragraph-properties fo:margin-left="0in" fo:margin-right="0in" fo:text-indent="0in" style:auto-text-indent="false"/>
      <style:text-properties fo:color="#000000" style:text-underline-style="none"/>
    </style:style>
    <style:style style:name="P15" style:family="paragraph" style:parent-style-name="Standard">
      <style:paragraph-properties fo:text-align="center" style:justify-single-word="false"/>
    </style:style>
    <style:style style:name="P16" style:family="paragraph" style:parent-style-name="Contents_20_1">
      <style:paragraph-properties>
        <style:tab-stops>
          <style:tab-stop style:position="6.9in" style:type="right" style:leader-style="dotted" style:leader-text="."/>
        </style:tab-stops>
      </style:paragraph-properties>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style>
    <style:style style:name="P1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9" style:family="paragraph" style:parent-style-name="Heading_20_3" style:list-style-name="L1"/>
    <style:style style:name="P20" style:family="paragraph" style:parent-style-name="Heading_20_3" style:list-style-name="L1"/>
    <style:style style:name="P21" style:family="paragraph" style:parent-style-name="Heading_20_3" style:list-style-name="L1"/>
    <style:style style:name="P22" style:family="paragraph" style:parent-style-name="Text_20_Body_20_Indent" style:list-style-name="L2"/>
    <style:style style:name="P23" style:family="paragraph" style:parent-style-name="Text_20_Body_20_Indent" style:list-style-name="L2"/>
    <style:style style:name="P24" style:family="paragraph" style:parent-style-name="Text_20_Body_20_Indent" style:list-style-name="L2"/>
    <style:style style:name="P25" style:family="paragraph" style:parent-style-name="Text_20_Body_20_Indent" style:list-style-name="L3"/>
    <style:style style:name="P26" style:family="paragraph" style:parent-style-name="Text_20_Body_20_Indent" style:list-style-name="L3"/>
    <style:style style:name="P27" style:family="paragraph" style:parent-style-name="Text_20_Body_20_Indent" style:list-style-name="L3"/>
    <style:style style:name="P28" style:family="paragraph" style:parent-style-name="Text_20_Body_20_Indent" style:list-style-name="L3"/>
    <style:style style:name="P29" style:family="paragraph" style:parent-style-name="Text_20_Body_20_Indent" style:list-style-name="L3"/>
    <style:style style:name="P30" style:family="paragraph" style:parent-style-name="Text_20_Body_20_Indent" style:list-style-name="L3"/>
    <style:style style:name="P31" style:family="paragraph" style:parent-style-name="Text_20_Body_20_Indent" style:list-style-name="L3"/>
    <style:style style:name="P32" style:family="paragraph" style:parent-style-name="Text_20_Body_20_Indent" style:list-style-name="L3"/>
    <style:style style:name="P33" style:family="paragraph" style:parent-style-name="Text_20_Body_20_Indent" style:list-style-name="L3"/>
    <style:style style:name="P34" style:family="paragraph" style:parent-style-name="Text_20_Body_20_Indent" style:list-style-name="L3"/>
    <style:style style:name="P35" style:family="paragraph" style:parent-style-name="Text_20_Body_20_Indent" style:list-style-name="L3"/>
    <style:style style:name="P36" style:family="paragraph" style:parent-style-name="Text_20_Body_20_Indent" style:list-style-name="L3"/>
    <style:style style:name="P37" style:family="paragraph" style:parent-style-name="Text_20_Body_20_Indent" style:list-style-name="L3"/>
    <style:style style:name="P38" style:family="paragraph" style:parent-style-name="Text_20_Body_20_Indent" style:list-style-name="L3"/>
    <style:style style:name="P39" style:family="paragraph" style:parent-style-name="Text_20_Body_20_Indent" style:list-style-name="L4"/>
    <style:style style:name="P40" style:family="paragraph" style:parent-style-name="Text_20_Body_20_Indent" style:list-style-name="L4"/>
    <style:style style:name="P41" style:family="paragraph" style:parent-style-name="Text_20_Body_20_Indent" style:list-style-name="L4"/>
    <style:style style:name="P42" style:family="paragraph" style:parent-style-name="Text_20_Body_20_Indent" style:list-style-name="L4">
      <style:text-properties fo:color="#000000"/>
    </style:style>
    <style:style style:name="P43" style:family="paragraph" style:parent-style-name="Text_20_Body_20_Indent" style:list-style-name="L7"/>
    <style:style style:name="P44" style:family="paragraph" style:parent-style-name="Text_20_Body_20_Indent">
      <style:text-properties fo:font-size="14pt" fo:font-weight="bold"/>
    </style:style>
    <style:style style:name="P45" style:family="paragraph" style:parent-style-name="Heading_20_1" style:list-style-name="L1"/>
    <style:style style:name="P46" style:family="paragraph" style:parent-style-name="Heading_20_1" style:list-style-name="L1"/>
    <style:style style:name="P47" style:family="paragraph" style:parent-style-name="Heading_20_1" style:list-style-name="L1"/>
    <style:style style:name="P48" style:family="paragraph" style:parent-style-name="Heading_20_1" style:list-style-name="L1"/>
    <style:style style:name="P49" style:family="paragraph" style:parent-style-name="Heading_20_1" style:list-style-name="L1"/>
    <style:style style:name="P50" style:family="paragraph" style:parent-style-name="Heading_20_1" style:list-style-name="L1"/>
    <style:style style:name="P51" style:family="paragraph" style:parent-style-name="Heading_20_1" style:list-style-name="L1"/>
    <style:style style:name="P52" style:family="paragraph" style:parent-style-name="Heading_20_1" style:list-style-name="L1"/>
    <style:style style:name="P53" style:family="paragraph" style:parent-style-name="Heading_20_1" style:list-style-name="L1"/>
    <style:style style:name="P54" style:family="paragraph" style:parent-style-name="Text_20_Body_20_Single" style:list-style-name="L5"/>
    <style:style style:name="P55" style:family="paragraph" style:parent-style-name="Text_20_Body_20_Single" style:list-style-name="L5"/>
    <style:style style:name="P56" style:family="paragraph" style:parent-style-name="Text_20_Body_20_Single" style:list-style-name="L5"/>
    <style:style style:name="P57" style:family="paragraph" style:parent-style-name="Text_20_Body_20_Single" style:list-style-name="L5"/>
    <style:style style:name="P58" style:family="paragraph" style:parent-style-name="Text_20_Body_20_Single" style:list-style-name="L5"/>
    <style:style style:name="P59" style:family="paragraph" style:parent-style-name="Text_20_Body_20_Single" style:list-style-name="L5"/>
    <style:style style:name="P60" style:family="paragraph" style:parent-style-name="Text_20_Body_20_Single" style:list-style-name="L5"/>
    <style:style style:name="P61" style:family="paragraph" style:parent-style-name="Text_20_Body_20_Single" style:list-style-name="L5"/>
    <style:style style:name="P62" style:family="paragraph" style:parent-style-name="Text_20_Body_20_Single" style:list-style-name="L6"/>
    <style:style style:name="P63" style:family="paragraph" style:parent-style-name="Text_20_Body_20_Single" style:list-style-name="L7"/>
    <style:style style:name="P64" style:family="paragraph" style:parent-style-name="Text_20_Body_20_Single" style:list-style-name="L8">
      <style:paragraph-properties fo:margin-left="0in" fo:margin-right="0in" fo:text-indent="0in" style:auto-text-indent="false"/>
    </style:style>
    <style:style style:name="P65" style:family="paragraph" style:parent-style-name="Text_20_Body_20_Single" style:list-style-name="L8">
      <style:paragraph-properties fo:margin-left="0in" fo:margin-right="0in" fo:text-indent="0in" style:auto-text-indent="false"/>
    </style:style>
    <style:style style:name="P66" style:family="paragraph" style:parent-style-name="Text_20_Body_20_Single" style:list-style-name="L8">
      <style:paragraph-properties fo:margin-left="0in" fo:margin-right="0in" fo:text-indent="0in" style:auto-text-indent="false"/>
    </style:style>
    <style:style style:name="P67" style:family="paragraph" style:parent-style-name="Text_20_Body_20_Single" style:list-style-name="L8">
      <style:paragraph-properties fo:margin-left="0in" fo:margin-right="0in" fo:text-indent="0in" style:auto-text-indent="false"/>
    </style:style>
    <style:style style:name="P68" style:family="paragraph" style:parent-style-name="Text_20_Body_20_Single" style:list-style-name="L8">
      <style:paragraph-properties fo:margin-left="0in" fo:margin-right="0in" fo:text-indent="0in" style:auto-text-indent="false"/>
    </style:style>
    <style:style style:name="P69" style:family="paragraph" style:parent-style-name="Text_20_Body_20_Single" style:list-style-name="L8">
      <style:paragraph-properties fo:margin-left="0in" fo:margin-right="0in" fo:text-indent="0in" style:auto-text-indent="false"/>
    </style:style>
    <style:style style:name="P70" style:family="paragraph" style:parent-style-name="Text_20_Body_20_Single" style:list-style-name="L8">
      <style:paragraph-properties fo:margin-left="0in" fo:margin-right="0in" fo:text-indent="0in" style:auto-text-indent="false"/>
    </style:style>
    <style:style style:name="P71" style:family="paragraph" style:parent-style-name="Text_20_Body_20_Single" style:list-style-name="L8">
      <style:paragraph-properties fo:margin-left="0in" fo:margin-right="0in" fo:text-indent="0in" style:auto-text-indent="false"/>
    </style:style>
    <style:style style:name="P72" style:family="paragraph" style:parent-style-name="Text_20_Body_20_Single" style:list-style-name="L8">
      <style:paragraph-properties fo:margin-left="0in" fo:margin-right="0in" fo:text-indent="0in" style:auto-text-indent="false"/>
    </style:style>
    <style:style style:name="P73" style:family="paragraph" style:parent-style-name="Contents_20_2">
      <style:paragraph-properties>
        <style:tab-stops>
          <style:tab-stop style:position="6.7335in" style:type="right" style:leader-style="dotted" style:leader-text="."/>
        </style:tab-stops>
      </style:paragraph-properties>
    </style:style>
    <style:style style:name="P74" style:family="paragraph" style:parent-style-name="Contents_20_3">
      <style:paragraph-properties>
        <style:tab-stops>
          <style:tab-stop style:position="6.5665in" style:type="right" style:leader-style="dotted" style:leader-text="."/>
        </style:tab-stops>
      </style:paragraph-properties>
    </style:style>
    <style:style style:name="P75" style:family="paragraph" style:parent-style-name="Heading_20_2" style:list-style-name="L1"/>
    <style:style style:name="P76" style:family="paragraph" style:parent-style-name="Heading_20_2" style:list-style-name="L1"/>
    <style:style style:name="P77" style:family="paragraph" style:parent-style-name="Heading_20_2" style:list-style-name="L1"/>
    <style:style style:name="P78" style:family="paragraph" style:parent-style-name="Heading_20_2"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paragraph-properties fo:margin-left="0in" fo:margin-right="0in" fo:text-indent="0in" style:auto-text-indent="false"/>
    </style:style>
    <style:style style:name="P84" style:family="paragraph" style:parent-style-name="Heading_20_2" style:list-style-name="L1">
      <style:paragraph-properties fo:margin-left="0in" fo:margin-right="0in" fo:text-indent="0in" style:auto-text-indent="false"/>
    </style:style>
    <style:style style:name="T1" style:family="text">
      <style:text-properties fo:font-weight="bold"/>
    </style:style>
    <style:style style:name="T2" style:family="text">
      <style:text-properties fo:color="#a020f0"/>
    </style:style>
    <style:style style:name="T3" style:family="text">
      <style:text-properties fo:color="#000000"/>
    </style:style>
    <style:style style:name="T4" style:family="text">
      <style:text-properties fo:color="#000000" style:font-name="Courier New2" fo:font-size="10pt" style:font-name-asian="Courier New2" style:font-size-asian="10pt" style:font-name-complex="Courier New2" style:font-size-complex="10pt"/>
    </style:style>
    <style:style style:name="T5" style:family="text">
      <style:text-properties fo:color="#000000" style:text-underline-style="none"/>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b22200"/>
    </style:style>
    <style:style style:name="T8" style:family="text">
      <style:text-properties fo:color="#b22200" style:font-name="Courier New2" fo:font-size="10pt" style:font-name-asian="Courier New2" style:font-size-asian="10pt" style:font-name-complex="Courier New2" style:font-size-complex="10pt"/>
    </style:style>
    <style:style style:name="T9" style:family="text">
      <style:text-properties fo:color="#0000ff"/>
    </style:style>
    <style:style style:name="T10" style:family="text">
      <style:text-properties fo:color="#0000ff" style:font-name="Courier New2" fo:font-size="10pt" style:font-name-asian="Courier New2" style:font-size-asian="10pt" style:font-name-complex="Courier New2" style:font-size-complex="10pt"/>
    </style:style>
    <style:style style:name="T11" style:family="text">
      <style:text-properties style:text-position="33% 80%"/>
    </style:style>
    <style:style style:name="T12"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Tahoma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Tahoma1"/>
      </text:list-level-style-bullet>
      <text:list-level-style-bullet text:level="4" text:style-name="Bullet_20_Symbols" style:num-prefix=" " style:num-suffix=" " text:bullet-char="•">
        <style:list-level-properties text:space-before="1in" text:min-label-width="0.25in"/>
        <style:text-properties style:font-name="Tahoma1"/>
      </text:list-level-style-bullet>
      <text:list-level-style-bullet text:level="5" text:style-name="Bullet_20_Symbols" style:num-prefix=" " style:num-suffix=" " text:bullet-char="•">
        <style:list-level-properties text:space-before="1.25in" text:min-label-width="0.25in"/>
        <style:text-properties style:font-name="Tahoma1"/>
      </text:list-level-style-bullet>
      <text:list-level-style-bullet text:level="6" text:style-name="Bullet_20_Symbols" style:num-prefix=" " style:num-suffix=" " text:bullet-char="•">
        <style:list-level-properties text:space-before="1.5in" text:min-label-width="0.25in"/>
        <style:text-properties style:font-name="Tahoma1"/>
      </text:list-level-style-bullet>
      <text:list-level-style-bullet text:level="7" text:style-name="Bullet_20_Symbols" style:num-prefix=" " style:num-suffix=" " text:bullet-char="•">
        <style:list-level-properties text:space-before="1.75in" text:min-label-width="0.25in"/>
        <style:text-properties style:font-name="Tahoma1"/>
      </text:list-level-style-bullet>
      <text:list-level-style-bullet text:level="8" text:style-name="Bullet_20_Symbols" style:num-prefix=" " style:num-suffix=" " text:bullet-char="•">
        <style:list-level-properties text:space-before="2in" text:min-label-width="0.25in"/>
        <style:text-properties style:font-name="Tahoma1"/>
      </text:list-level-style-bullet>
      <text:list-level-style-bullet text:level="9" text:style-name="Bullet_20_Symbols" style:num-prefix=" " style:num-suffix=" " text:bullet-char="•">
        <style:list-level-properties text:space-before="2.25in" text:min-label-width="0.25in"/>
        <style:text-properties style:font-name="Tahoma1"/>
      </text:list-level-style-bullet>
      <text:list-level-style-bullet text:level="10" text:style-name="Bullet_20_Symbols" style:num-prefix=" " style:num-suffix=" " text:bullet-char="•">
        <style:list-level-properties text:space-before="2.5in" text:min-label-width="0.25in"/>
        <style:text-properties style:font-name="Tahoma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Tahoma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xCAT 2 Developer's Guide</text:p>
      <text:p text:style-name="P15"><text:date style:data-style-name="N37" text:date-value="2010-08-25T08:18:54.45">08/25/10</text:date>, <text:time style:data-style-name="N43" text:time-value="2010-08-25T08:18:54.45">08:18:54 AM</text:time></text:p>
      <text:p text:style-name="P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a xlink:type="simple" xlink:href="#1.Introduction|outline">1.0 Introduction</text:a><text:tab/>1</text:p>
          <text:p text:style-name="P16"><text:a xlink:type="simple" xlink:href="#2.xCAT Architecture|outline">2.0 xCAT Architecture</text:a><text:tab/>2</text:p>
          <text:p text:style-name="P16"><text:a xlink:type="simple" xlink:href="#3.Developing  xCAT Code|outline">3.0 Developing <text:s/>xCAT Code</text:a><text:tab/>2</text:p>
          <text:p text:style-name="P73"><text:a xlink:type="simple" xlink:href="#3.1.Client/Server Model|outline">3.1 Client/Server Model</text:a><text:tab/>2</text:p>
          <text:p text:style-name="P74"><text:a xlink:type="simple" xlink:href="#3.1.1.Client code|outline">3.1.1 Client code</text:a><text:tab/>2</text:p>
          <text:p text:style-name="P74"><text:a xlink:type="simple" xlink:href="#3.1.2.Server code (plugins)|outline">3.1.2 Server code (plugins)</text:a><text:tab/>2</text:p>
          <text:p text:style-name="P74"><text:a xlink:type="simple" xlink:href="#3.1.1.Debugging |outline">3.1.1 Debugging </text:a><text:tab/>3</text:p>
          <text:p text:style-name="P73"><text:a xlink:type="simple" xlink:href="#3.2. Hierarchy|outline">3.2 <text:s/>Hierarchy</text:a><text:tab/>4</text:p>
          <text:p text:style-name="P73"><text:a xlink:type="simple" xlink:href="#3.1.Calling Plugins from other Plugins|outline">3.1 Calling Plugins from other Plugins</text:a><text:tab/>4</text:p>
          <text:p text:style-name="P73"><text:a xlink:type="simple" xlink:href="#3.2.Remote Commands (ssh, rsh)|outline">3.2 Remote Commands (ssh, rsh)</text:a><text:tab/>4</text:p>
          <text:p text:style-name="P16"><text:a xlink:type="simple" xlink:href="#4.Common Perl Libraries for xCAT code |outline">4.0 Common Perl Libraries for xCAT code </text:a><text:tab/>5</text:p>
          <text:p text:style-name="P73"><text:a xlink:type="simple" xlink:href="#4.1.General Utilities|outline">4.1 General Utilities</text:a><text:tab/>5</text:p>
          <text:p text:style-name="P16"><text:a xlink:type="simple" xlink:href="#5.Adding  Tables to the xCAT Database|outline">5.0 Adding <text:s/>Tables to the xCAT Database</text:a><text:tab/>6</text:p>
          <text:p text:style-name="P16"><text:a xlink:type="simple" xlink:href="#6.Documentation|outline">6.0 Documentation</text:a><text:tab/>6</text:p>
          <text:p text:style-name="P73"><text:a xlink:type="simple" xlink:href="#6.1.Creating Manpages|outline">6.1 Creating Manpages</text:a><text:tab/>6</text:p>
          <text:p text:style-name="P16"><text:a xlink:type="simple" xlink:href="#7.Packaging new Code|outline">7.0 Packaging new Code</text:a><text:tab/>7</text:p>
          <text:p text:style-name="P16"><text:a xlink:type="simple" xlink:href="#8.Changes to xCAT *.spec files|outline">8.0 Changes to xCAT *.spec files</text:a><text:tab/>7</text:p>
          <text:p text:style-name="P16"><text:a xlink:type="simple" xlink:href="#9.Setting up your SVN development Environment |outline">9.0 Setting up your SVN development Environment </text:a><text:tab/>7</text:p>
          <text:p text:style-name="P73"><text:a xlink:type="simple" xlink:href="#9.1.Setting up SVN for windows|outline">9.1 Setting up SVN for windows</text:a><text:tab/>8</text:p>
          <text:p text:style-name="P73"><text:a xlink:type="simple" xlink:href="#9.1.Setting up SVN for RedHat|outline">9.1 Setting up SVN for RedHat</text:a><text:tab/>8</text:p>
          <text:p text:style-name="P73"><text:a xlink:type="simple" xlink:href="#9.1.Building xCAT rpms|outline">9.1 Building xCAT rpms</text:a><text:tab/>9</text:p>
        </text:index-body>
      </text:table-of-content>
      <text:p text:style-name="P3"/>
      <text:list text:style-name="L1">
        <text:list-item>
          <text:h text:style-name="P45"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text:style-name="L1" text:continue-numbering="true">
        <text:list-item>
          <text:h text:style-name="P45" text:outline-level="1"><text:soft-page-break/>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p text:style-name="Default_20_Text"/>
      <text:p text:style-name="Default_20_Text">The <text:a xlink:type="simple" xlink:href="http://xcat.svn.sourceforge.net/viewvc/xcat/xcat-core/trunk/xCAT-client/share/doc/xCAT2top.pdf">xCAT Top Doc </text:a>will give you pointers to all other xCAT documentation including this documents. </text:p>
      <text:list text:style-name="L1" text:continue-numbering="true">
        <text:list-item>
          <text:h text:style-name="P45"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1">
        <text:list-item text:start-value="1">
          <text:list>
            <text:list-item text:start-value="1">
              <text:h text:style-name="P75" text:outline-level="2" text:restart-numbering="true" text:start-value="1">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list text:style-name="L1">
        <text:list-item text:start-value="1">
          <text:list>
            <text:list-item text:start-value="1">
              <text:list>
                <text:list-item text:start-value="1">
                  <text:h text:style-name="P19" text:outline-level="3" text:restart-numbering="true" text:start-value="1">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1" text:continue-numbering="true">
        <text:list-item>
          <text:list text:continue-numbering="true">
            <text:list-item>
              <text:list text:continue-numbering="true">
                <text:list-item>
                  <text:h text:style-name="P19"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text:soft-page-break/>Each Plugin is <text:s/>divided into three major sections:</text:p>
      <text:list text:style-name="L2">
        <text:list-item>
          <text:p text:style-name="P22">handled_commands() - returns list of command(s) handled by this plugin. <text:s/>If commands are related we tend to put them in one plugin. </text:p>
        </text:list-item>
        <text:list-item>
          <text:p text:style-name="P22">preprocess_request() - Needed if your command supports hierarchy, that is the plugin will be run on <text:s/>a service node to process the compute node. <text:s/></text:p>
        </text:list-item>
        <text:list-item>
          <text:p text:style-name="P22">process_request () - This is where the function of you command is placed. </text:p>
        </text:list-item>
      </text:list>
      <text:p text:style-name="Text_20_Body_20_Indent"/>
      <text:p text:style-name="Text_20_Body_20_Indent">Implementation note for handled_commands:</text:p>
      <text:p text:style-name="P4">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7"><text:span text:style-name="T2">sub </text:span><text:span text:style-name="T3">handled_commands </text:span><text:span text:style-name="T7">{</text:span></text:p>
      <text:p text:style-name="P7"><text:span text:style-name="T7"><text:s text:c="2"/></text:span><text:span text:style-name="T2">return </text:span><text:span text:style-name="T7">{</text:span></text:p>
      <text:p text:style-name="P7"><text:span text:style-name="T7"><text:s text:c="4"/></text:span><text:span text:style-name="T3">findme </text:span><text:span text:style-name="T7">=&gt; </text:span><text:span text:style-name="T9">'blade'</text:span><text:span text:style-name="T7">,</text:span></text:p>
      <text:p text:style-name="P7"><text:span text:style-name="T7"><text:s text:c="4"/></text:span><text:span text:style-name="T3">getmacs </text:span><text:span text:style-name="T7">=&gt; </text:span><text:span text:style-name="T9">'nodehm:getmac,mgt'</text:span><text:span text:style-name="T7">,</text:span></text:p>
      <text:p text:style-name="P7"><text:span text:style-name="T7"><text:s text:c="4"/></text:span><text:span text:style-name="T3">rscan </text:span><text:span text:style-name="T7">=&gt; </text:span><text:span text:style-name="T9">'nodehm:mgt'</text:span><text:span text:style-name="T7">,</text:span></text:p>
      <text:p text:style-name="P7"><text:span text:style-name="T7"><text:s text:c="4"/></text:span><text:span text:style-name="T3">rpower </text:span><text:span text:style-name="T7">=&gt; </text:span><text:span text:style-name="T9">'nodehm:power,mgt'</text:span><text:span text:style-name="T7">,</text:span></text:p>
      <text:p text:style-name="P7"><text:span text:style-name="T7"><text:s text:c="4"/></text:span><text:span text:style-name="T3">getbladecons </text:span><text:span text:style-name="T7">=&gt; </text:span><text:span text:style-name="T9">'blade'</text:span><text:span text:style-name="T7">,</text:span></text:p>
      <text:p text:style-name="P7"><text:span text:style-name="T7"><text:s text:c="4"/></text:span><text:span text:style-name="T3">getrvidparms </text:span><text:span text:style-name="T7">=&gt; </text:span><text:span text:style-name="T9">'nodehm:mgt'</text:span><text:span text:style-name="T7">,</text:span></text:p>
      <text:p text:style-name="P7"><text:span text:style-name="T7"><text:s text:c="4"/></text:span><text:span text:style-name="T3">rvitals </text:span><text:span text:style-name="T7">=&gt; </text:span><text:span text:style-name="T9">'nodehm:mgt'</text:span><text:span text:style-name="T7">,</text:span></text:p>
      <text:p text:style-name="P7"><text:span text:style-name="T7"><text:s text:c="4"/></text:span><text:span text:style-name="T3">rinv </text:span><text:span text:style-name="T7">=&gt; </text:span><text:span text:style-name="T9">'nodehm:mgt'</text:span><text:span text:style-name="T7">,</text:span></text:p>
      <text:p text:style-name="P7"><text:span text:style-name="T7"><text:s text:c="4"/></text:span><text:span text:style-name="T3">rbeacon </text:span><text:span text:style-name="T7">=&gt; </text:span><text:span text:style-name="T9">'nodehm:mgt'</text:span><text:span text:style-name="T7">,</text:span></text:p>
      <text:p text:style-name="P7"><text:span text:style-name="T7"><text:s text:c="4"/></text:span><text:span text:style-name="T3">rspreset </text:span><text:span text:style-name="T7">=&gt; </text:span><text:span text:style-name="T9">'nodehm:mgt'</text:span><text:span text:style-name="T7">,</text:span></text:p>
      <text:p text:style-name="P7"><text:span text:style-name="T7"><text:s text:c="4"/></text:span><text:span text:style-name="T3">rspconfig </text:span><text:span text:style-name="T7">=&gt; </text:span><text:span text:style-name="T9">'nodehm:mgt'</text:span><text:span text:style-name="T7">,</text:span></text:p>
      <text:p text:style-name="P7"><text:span text:style-name="T7"><text:s text:c="4"/></text:span><text:span text:style-name="T3">rbootseq </text:span><text:span text:style-name="T7">=&gt; </text:span><text:span text:style-name="T9">'nodehm:mgt'</text:span><text:span text:style-name="T7">,</text:span></text:p>
      <text:p text:style-name="P7"><text:span text:style-name="T7"><text:s text:c="4"/></text:span><text:span text:style-name="T3">reventlog </text:span><text:span text:style-name="T7">=&gt; </text:span><text:span text:style-name="T9">'nodehm:mgt'</text:span><text:span text:style-name="T7">,</text:span></text:p>
      <text:p text:style-name="P7"><text:span text:style-name="T7"><text:s text:c="4"/></text:span><text:span text:style-name="T3">switchblade </text:span><text:span text:style-name="T7">=&gt; </text:span><text:span text:style-name="T9">'nodehm:mgt'</text:span><text:span text:style-name="T7">,</text:span></text:p>
      <text:p text:style-name="P8"><text:s text:c="2"/>};</text:p>
      <text:p text:style-name="P8">}</text:p>
      <text:p text:style-name="P4"/>
      <text:p text:style-name="P4">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9"><text:span text:style-name="T4">rpower </text:span><text:span text:style-name="T8">=&gt; </text:span><text:span text:style-name="T10">'nodehm:power,mgt'</text:span><text:span text:style-name="T8">,</text:span></text:p>
      <text:p text:style-name="P6">If you are coding one of these database-driven commands, you should search all existing plugins for entries that match the command you are coding and use the same value.</text:p>
      <text:p text:style-name="P5"/>
      <text:list text:style-name="L1">
        <text:list-item text:start-value="1">
          <text:list>
            <text:list-item text:start-value="1">
              <text:list>
                <text:list-item text:start-value="1">
                  <text:h text:style-name="P19" text:outline-level="3" text:restart-numbering="true" text:start-value="1">Debugging </text:h>
                </text:list-item>
              </text:list>
            </text:list-item>
          </text:list>
        </text:list-item>
      </text:list>
      <text:p text:style-name="Default_20_Text"/>
      <text:p text:style-name="P44">XCATBYPASS MODE</text:p>
      <text:p text:style-name="Default_20_Text"><text:soft-page-break/><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 text:c="6"/>client invocation through the plugin. </text:p>
      <text:p text:style-name="Text_20_Body_20_Indent">If the <text:span text:style-name="T1">XCATBYPASS</text:span> environment variable is set ( to anything) ,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p text:style-name="Text_20_Body_20_Indent"/>
      <text:p text:style-name="P44">XML Tracing</text:p>
      <text:p text:style-name="Default_20_Text"><text:s text:c="6"/><text:span text:style-name="T6">XCATXMLTRACE - If this environment variable is set, the XML structure for request and responses for all commands it printed out.</text:span></text:p>
      <text:p text:style-name="P17"><text:span text:style-name="T6"><text:s text:c="7"/>XCATWARNING - If this environment <text:s/>set, a warning is printed when the XML in the structures appears invalid. <text:s/>Currently, it check for newline characters in the contents and for improperly using the contents field for the description and the contents separated by a colon. <text:s/>It basically looks for a colon in the contents and an empty description.</text:span></text:p>
      <text:p text:style-name="Text_20_Body_20_Indent"/>
      <text:list text:style-name="L1" text:continue-numbering="true">
        <text:list-item>
          <text:list text:continue-numbering="true">
            <text:list-item>
              <text:h text:style-name="P75"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12" text:outline-level="2" text:is-list-header="true"/>
      <text:list text:style-name="L1">
        <text:list-item text:start-value="1">
          <text:list>
            <text:list-item text:start-value="1">
              <text:h text:style-name="P75" text:outline-level="2" text:restart-numbering="true" text:start-value="1">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sfully <text:s/>call the other xCAT command from the command line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 provided by xCAT. </text:p>
      <text:p text:style-name="Default_20_Text"/>
      <text:list text:style-name="L1" text:continue-numbering="true">
        <text:list-item>
          <text:list text:continue-numbering="true">
            <text:list-item>
              <text:h text:style-name="P75" text:outline-level="2">Remote Commands (ssh, rsh)</text:h>
            </text:list-item>
          </text:list>
        </text:list-item>
      </text:list>
      <text:p text:style-name="Text_20_Body_20_Indent">We desire that all the xCAT commands to be using the same remote shell method to the nodes. <text:s text:c="2"/>The default <text:s/>is ssh on Linux and <text:s/>AIX. <text:s/>On AIX, it is determined by the site table attribute “useSSHonAIX". <text:s text:c="2"/>If this attribute is set to “no” <text:s/>then rsh will be used on AIX. <text:s/>If set to “yes”, ssh is used on AIX. <text:s text:c="3"/>We need the attribute on AIX, because OpenSSH has not historically been the remove shell for AIX and in older versions of the OS, <text:s/>was not shipped with AIX. <text:s text:c="3"/></text:p>
      <text:p text:style-name="Text_20_Body_20_Indent"><text:soft-page-break/>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text:p>
      <text:p text:style-name="Code"/>
      <text:list text:style-name="L1" text:continue-numbering="true">
        <text:list-item>
          <text:list text:continue-numbering="true">
            <text:list-item>
              <text:list text:continue-numbering="true">
                <text:list-header>
                  <text:h text:style-name="P75" text:outline-level="2" text:is-list-header="true"/>
                </text:list-header>
              </text:list>
            </text:list-item>
          </text:list>
        </text:list-item>
        <text:list-item>
          <text:h text:style-name="P45" text:outline-level="1">Common Perl Libraries for xCAT code </text:h>
          <text:list>
            <text:list-item>
              <text:h text:style-name="P75" text:outline-level="2"><text:reference-mark-start text:name="1.1General Utility Perl libs"/><text:reference-mark-start text:name="General Utility Perl libs"/>General Utilities<text:reference-mark-end text:name="General Utility Perl libs"/><text:reference-mark-end text:name="1.1General Utility Perl libs"/></text:h>
            </text:list-item>
          </text:list>
        </text:list-item>
      </text:list>
      <text:p text:style-name="Default_20_Text"/>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3">
        <text:list-item>
          <text:p text:style-name="P25">Utils.pm – Contains a large number of Utilities. <text:s text:c="2"/>Some of the more commonly used are the following. <text:s/></text:p>
          <text:list>
            <text:list-item>
              <text:p text:style-name="P25">isLinux</text:p>
            </text:list-item>
            <text:list-item>
              <text:p text:style-name="P25">isAIX</text:p>
            </text:list-item>
            <text:list-item>
              <text:p text:style-name="P25">isMN</text:p>
            </text:list-item>
            <text:list-item>
              <text:p text:style-name="P25">isServiceNode</text:p>
            </text:list-item>
            <text:list-item>
              <text:p text:style-name="P25">Version</text:p>
            </text:list-item>
            <text:list-item>
              <text:p text:style-name="P25">runcmd</text:p>
            </text:list-item>
            <text:list-item>
              <text:p text:style-name="P25">runxcmd</text:p>
            </text:list-item>
          </text:list>
        </text:list-item>
        <text:list-item>
          <text:p text:style-name="P25">DbobjUtils.pm – A set of Utilities that handle xCAT data objects at a more abstract level. They are used by commands like lsdef which will access many database tables to return all the information for a node.</text:p>
        </text:list-item>
        <text:list-item>
          <text:p text:style-name="P25">NodeRange.pm – Routines to figure out the list of node based on an input group or noderange. </text:p>
        </text:list-item>
        <text:list-item>
          <text:p text:style-name="P25">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25">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text:soft-page-break/>request. <text:s text:c="2"/>Changes to the existing routines must be done by the xCAT core development team to ensure existing code is not broken. </text:p>
        </text:list-item>
        <text:list-item>
          <text:p text:style-name="P25">Client.pm – this routine is the primary interface from your command to the xcatd daemon. No changes should be make without careful review with the xCAT architects. </text:p>
        </text:list-item>
        <text:list-item>
          <text:p text:style-name="P25">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1" text:continue-numbering="true">
        <text:list-item>
          <text:h text:style-name="P45" text:outline-level="1">Adding <text:s/>Tables to the xCAT Database</text:h>
        </text:list-item>
      </text:list>
      <text:h text:style-name="Heading_20_1" text:outline-level="1" text:is-list-header="true"/>
      <text:p text:style-name="P13"><text:a xlink:type="simple" xlink:href="http://xcat.svn.sourceforge.net/viewvc/xcat/xcat-core/trunk/xCAT-client/share/doc/xCAT2top.pdf"><text:span text:style-name="T5">You can extend the xCAT database schema with your tables. <text:s/>XCAT will automatically add your tables on the restart of the xcatd daemon. </text:span></text:a></text:p>
      <text:p text:style-name="P13"><text:a xlink:type="simple" xlink:href="http://xcat.svn.sourceforge.net/viewvc/xcat/xcat-core/trunk/xCAT-client/share/doc/xCAT2top.pdf"><text:span text:style-name="T5">On your installed system, open the file : <text:s/>/opt/xcat/lib/perl/xCAT_schema/samples/Sample.pm and read the comments at the top. <text:s/>It explains how to add your tables. </text:span></text:a></text:p>
      <text:p text:style-name="P13"><text:a xlink:type="simple" xlink:href="http://xcat.svn.sourceforge.net/viewvc/xcat/xcat-core/trunk/xCAT-client/share/doc/xCAT2top.pdf"><text:span text:style-name="T5">To read online:http://xcat.svn.sourceforge.net/svnroot/xcat/xcat-core/trunk/xCAT-server/lib/xcat/schema/samples/Sample.pm</text:span></text:a></text:p>
      <text:p text:style-name="P13"><text:a xlink:type="simple" xlink:href="http://xcat.svn.sourceforge.net/viewvc/xcat/xcat-core/trunk/xCAT-client/share/doc/xCAT2top.pdf"><text:span text:style-name="T5">You can check to make sure your table syntax is correct, before starting the daemon, by :</text:span></text:a></text:p>
      <text:p text:style-name="P13"><text:a xlink:type="simple" xlink:href="http://xcat.svn.sourceforge.net/viewvc/xcat/xcat-core/trunk/xCAT-client/share/doc/xCAT2top.pdf"><text:span text:style-name="T5">export XCATBYPASS=y</text:span></text:a></text:p>
      <text:p text:style-name="P13"><text:a xlink:type="simple" xlink:href="http://xcat.svn.sourceforge.net/viewvc/xcat/xcat-core/trunk/xCAT-client/share/doc/xCAT2top.pdf"><text:span text:style-name="T5">tabdump &lt;yourtable&gt;</text:span></text:a></text:p>
      <text:p text:style-name="P14"/>
      <text:p text:style-name="P13"/>
      <text:list text:style-name="L1" text:continue-numbering="true">
        <text:list-item>
          <text:h text:style-name="P45" text:outline-level="1">Documentation</text:h>
        </text:list-item>
      </text:list>
      <text:p text:style-name="Default_20_Text"/>
      <text:p text:style-name="Text_20_Body_20_Indent">All new command must be documented:</text:p>
      <text:list text:style-name="L4">
        <text:list-item>
          <text:p text:style-name="P39">There must be a man page. <text:s text:c="2"/>See Creating ManPages.</text:p>
        </text:list-item>
        <text:list-item>
          <text:p text:style-name="P39">There must be a link added in xCAT2top doc. <text:s/>This will be done by the xCAT development team, but they must be made aware of new function. <text:s/>Posting to the xcat forum is a good method. </text:p>
        </text:list-item>
        <text:list-item>
          <text:p text:style-name="P39">The code must be documented. <text:s/>See <text:a xlink:type="simple" xlink:href="http://xcat.wiki.sourceforge.net/xCAT+2+Contribution+Guildelines">contribution guidelines </text:a><text:a xlink:type="simple" xlink:href="http://xcat.wiki.sourceforge.net/xCAT+2+Contribution+Guildelines"><text:span text:style-name="T3"><text:s/>for coding standards.</text:span></text:a></text:p>
          <text:p text:style-name="P42"/>
        </text:list-item>
      </text:list>
      <text:list text:style-name="L1">
        <text:list-item text:start-value="1">
          <text:list>
            <text:list-item text:start-value="1">
              <text:h text:style-name="P75" text:outline-level="2" text:restart-numbering="true" text:start-value="1">Creating Manpages</text:h>
            </text:list-item>
          </text:list>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text:soft-page-break/>Most of commands manpages <text:s/>go in the man1 directory, <text:s/>but if you have any questions, contact the xCAT architects. </text:p>
      <text:p text:style-name="Text_20_Body_20_Single"/>
      <text:list text:style-name="L1" text:continue-numbering="true">
        <text:list-item>
          <text:h text:style-name="P45"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text:style-name="L1" text:continue-numbering="true">
        <text:list-item>
          <text:h text:style-name="P45" text:outline-level="1">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1" text:continue-numbering="true">
        <text:list-item>
          <text:h text:style-name="P45"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11"><draw:a xlink:type="simple" xlink:href="http://subversion.tigris.org/project_packages.html#binary-packages"><draw:frame draw:style-name="fr1" draw:name="graphics1" text:anchor-type="as-char" svg:width="0.0728in" svg:height="0.0728in" draw:z-index="0"><draw:image xlink:href="../../../Documents%20and%20Settings/Lissa/Documents%20and%20Settings/Lissa/Local%20Settings/Temp/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11"><draw:a xlink:type="simple" xlink:href="http://svnbook.red-bean.com/nightly/en/svn-book.html"><draw:frame draw:style-name="fr1" draw:name="graphics2" text:anchor-type="as-char" svg:width="0.0728in" svg:height="0.0728in" draw:z-index="1"><draw:image xlink:href="../../../Documents%20and%20Settings/Lissa/Documents%20and%20Settings/Lissa/Local%20Settings/Temp/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Emphasis"><text:span text:style-name="T12">svn chec</text:span></text:span><text:span text:style-name="T12">kout</text:span> command. After modifying files, you then use <text:span text:style-name="Emphasis"><text:span text:style-name="T12">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11"><draw:a xlink:type="simple" xlink:href="http://xcat.svn.sourceforge.net/svnroot/xcat"><draw:frame draw:style-name="fr1" draw:name="graphics3" text:anchor-type="as-char" svg:width="0.0728in" svg:height="0.0728in" draw:z-index="2"><draw:image xlink:href="../../../Documents%20and%20Settings/Lissa/Documents%20and%20Settings/Lissa/Local%20Settings/Temp/https://w3.tap.ibm.com/w3ki/images/icons/linkext7.gif" xlink:type="simple" xlink:show="embed" xlink:actuate="onLoad"/></draw:frame></draw:a></text:span>.</text:p>
      <text:list text:style-name="L5">
        <text:list-item>
          <text:p text:style-name="P54">xcat-contrib - <text:s/>contributed code </text:p>
        </text:list-item>
        <text:list-item>
          <text:p text:style-name="P54">xcat-core – source code for all releases</text:p>
          <text:list>
            <text:list-item>
              <text:p text:style-name="P54">branches</text:p>
              <text:list>
                <text:list-item>
                  <text:p text:style-name="P54">2.0 <text:s/>- 2.0 release source tree</text:p>
                </text:list-item>
                <text:list-item>
                  <text:p text:style-name="P54">2.1 – 2.1 release source tree</text:p>
                </text:list-item>
              </text:list>
            </text:list-item>
            <text:list-item>
              <text:p text:style-name="P54">trunk - <text:s/>2.x ( next) release source tree</text:p>
            </text:list-item>
          </text:list>
        </text:list-item>
        <text:list-item>
          <text:p text:style-name="P54">xcat-deps – xcat dependency code</text:p>
          <text:p text:style-name="P54"><text:soft-page-break/></text:p>
        </text:list-item>
      </text:list>
      <text:p text:style-name="Text_20_Body_20_Indent">Usually all new development is checked into the trunk. <text:s/>Only fixes go into the branches. </text:p>
      <text:p text:style-name="P10"/>
      <text:list text:style-name="L1">
        <text:list-item text:start-value="1">
          <text:list>
            <text:list-item text:start-value="1">
              <text:h text:style-name="P75" text:outline-level="2" text:restart-numbering="true" text:start-value="1">Setting up SVN for windows</text:h>
            </text:list-item>
          </text:list>
        </text:list-item>
      </text:list>
      <text:list text:style-name="L6">
        <text:list-header>
          <text:p text:style-name="P62"><text:line-break/>1. Download svn-1.5.1-setup.exe from <text:a xlink:type="simple" xlink:href="http://subversion.tigris.org/servlets/ProjectDocumentList?folderID=91">http://subversion.tigris.org/servlets/ProjectDocumentList?folderID=91</text:a><text:line-break/>2. Install it on PC by running<text:line-break/> <text:span text:style-name="Emphasis"><text:span text:style-name="T12">svn-1.5.1-setup.exe</text:span></text:span>.<text:line-break/>3. Create directories for my sandbox (workspace in SVN's term) C:\Ling\xCAT\sb\xcat-core\trunk\bin<text:line-break/>4. Extract files. From command line window:<text:line-break/> <text:span text:style-name="Emphasis"><text:span text:style-name="T12">cd C:\Ling\xCAT\sb\xcat-core\trunk\bin</text:span></text:span><text:line-break/><text:span text:style-name="T12">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12">svn add test</text:span></text:span>.<text:line-break/>6. Check in the changes</text:p>
        </text:list-header>
      </text:list>
      <text:list text:style-name="L7">
        <text:list-header>
          <text:p text:style-name="P63"><text:s/><text:span text:style-name="Emphasis"><text:span text:style-name="T12">svn --username linggao -m "my comments " ci </text:span></text:span><text:s/>(It asks my password).<text:line-break/>7. undo what I have done<text:line-break/> <text:span text:style-name="Emphasis"><text:span text:style-name="T12">svn del ling_test</text:span></text:span><text:line-break/> <text:span text:style-name="Emphasis"><text:span text:style-name="T12">svn --username linggao -m "my first experience on SVN" ci</text:span></text:span></text:p>
          <text:p text:style-name="P43"/>
        </text:list-header>
      </text:list>
      <text:list text:style-name="L1">
        <text:list-item text:start-value="1">
          <text:list>
            <text:list-item text:start-value="1">
              <text:h text:style-name="P83" text:outline-level="2" text:restart-numbering="true" text:start-value="1">Setting up SVN for RedHat</text:h>
            </text:list-item>
          </text:list>
        </text:list-item>
      </text:list>
      <text:list text:style-name="L8">
        <text:list-item>
          <text:p text:style-name="P64"><text:s/>Download and install the following from <text:a xlink:type="simple" xlink:href="http://the.earth.li/pub/subversion/summersoft.fay.ar.us/pub/subversion/latest/rhel-3/bin/">http://the.earth.li/pub/subversion/summersoft.fay.ar.us/pub/subversion/latest/rhel-3/bin/</text:a><text:span text:style-name="T11"><draw:a xlink:type="simple" xlink:href="http://the.earth.li/pub/subversion/summersoft.fay.ar.us/pub/subversion/latest/rhel-3/bin/"><draw:frame draw:style-name="fr1" draw:name="graphics4" text:anchor-type="as-char" svg:width="0.0728in" svg:height="0.0728in" draw:z-index="3"><draw:image xlink:href="../../../Documents%20and%20Settings/Lissa/Documents%20and%20Settings/Lissa/Local%20Settings/Temp/https://w3.tap.ibm.com/w3ki/images/icons/linkext7.gif" xlink:type="simple" xlink:show="embed" xlink:actuate="onLoad"/></draw:frame></draw:a></text:span>.<text:line-break/> apr-util-0.9.5-0.3.i386.rpm<text:line-break/> subversion-1.3.2-1.rhel3.i386.rpm</text:p>
        </text:list-item>
        <text:list-item>
          <text:p text:style-name="P64">Create directories for workspace: /svn</text:p>
        </text:list-item>
        <text:list-item>
          <text:p text:style-name="P64">Extract xCAT source <text:s/>code using command-line:</text:p>
          <text:p text:style-name="P64">cd /svn</text:p>
          <text:p text:style-name="P64">svn checkout <text:a xlink:type="simple" xlink:href="http://xcat.svn.sourceforge.net/svnroot/xcat/xcat-core/trunk">http://xcat.svn.sourceforge.net/svnroot/xcat/xcat-core/trunk</text:a></text:p>
        </text:list-item>
        <text:list-item>
          <text:p text:style-name="P64">Use same commands as above ( svn add, svn del, <text:s/>svn .......ci). </text:p>
        </text:list-item>
        <text:list-item>
          <text:p text:style-name="P64">To update you development tree later </text:p>
          <text:p text:style-name="P64">cd /svn</text:p>
          <text:p text:style-name="P64">svn update <text:line-break/> </text:p>
        </text:list-item>
      </text:list>
      <text:p text:style-name="P11"/>
      <text:p text:style-name="P11"><text:soft-page-break/></text:p>
      <text:p text:style-name="P11"/>
      <text:list text:style-name="L1">
        <text:list-item text:start-value="1">
          <text:list>
            <text:list-item text:start-value="1">
              <text:h text:style-name="P83" text:outline-level="2" text:restart-numbering="true" text:start-value="1">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text:number-lines="true" text:line-number="0"/>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eveloper's Guide</dc:title>
    <meta:initial-creator>IBM_USER</meta:initial-creator>
    <meta:creation-date>2008-03-11T09:00:00</meta:creation-date>
    <dc:creator>Lissa Valletta</dc:creator>
    <dc:date>2010-08-25T08:18:54</dc:date>
    <meta:printed-by>Egan Ford</meta:printed-by>
    <meta:print-date>2008-05-08T10:26:10</meta:print-date>
    <meta:editing-cycles>353</meta:editing-cycles>
    <meta:editing-duration>P9DT9H46M53S</meta:editing-duration>
    <meta:user-defined meta:name="Info 1"/>
    <meta:user-defined meta:name="Info 2"/>
    <meta:user-defined meta:name="Info 3"/>
    <meta:user-defined meta:name="Info 4"/>
    <meta:document-statistic meta:table-count="0" meta:image-count="4" meta:object-count="0" meta:page-count="9" meta:paragraph-count="163" meta:word-count="2591" meta:character-count="15590"/>
  </office:meta>
</office:document-meta>
</file>